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c664" officeooo:paragraph-rsid="000ac664"/>
    </style:style>
    <style:style style:name="P2" style:family="paragraph" style:parent-style-name="Standard">
      <style:paragraph-properties fo:text-align="center" style:justify-single-word="false"/>
      <style:text-properties officeooo:rsid="000ac664" officeooo:paragraph-rsid="000ac664"/>
    </style:style>
    <style:style style:name="P3" style:family="paragraph" style:parent-style-name="Standard">
      <style:text-properties officeooo:rsid="000ac664" officeooo:paragraph-rsid="0014dbd8"/>
    </style:style>
    <style:style style:name="P4" style:family="paragraph" style:parent-style-name="Standard">
      <style:text-properties fo:font-weight="bold" officeooo:rsid="000ac664" officeooo:paragraph-rsid="000dff05" style:font-weight-asian="bold" style:font-weight-complex="bold"/>
    </style:style>
    <style:style style:name="P5" style:family="paragraph" style:parent-style-name="Standard">
      <style:text-properties fo:font-weight="bold" officeooo:rsid="000ac664" officeooo:paragraph-rsid="0014dbd8" style:font-weight-asian="bold" style:font-weight-complex="bold"/>
    </style:style>
    <style:style style:name="P6" style:family="paragraph" style:parent-style-name="Standard">
      <style:text-properties fo:font-weight="bold" officeooo:rsid="0014dbd8" officeooo:paragraph-rsid="0014dbd8" style:font-weight-asian="bold" style:font-weight-complex="bold"/>
    </style:style>
    <style:style style:name="P7" style:family="paragraph" style:parent-style-name="Standard">
      <style:text-properties fo:font-weight="bold" officeooo:rsid="0014dbd8" officeooo:paragraph-rsid="0016cc9d" style:font-weight-asian="bold" style:font-weight-complex="bold"/>
    </style:style>
    <style:style style:name="P8" style:family="paragraph" style:parent-style-name="Standard">
      <style:text-properties fo:font-weight="bold" officeooo:rsid="000beae0" officeooo:paragraph-rsid="000beae0" style:font-weight-asian="bold" style:font-weight-complex="bold"/>
    </style:style>
    <style:style style:name="P9" style:family="paragraph" style:parent-style-name="Standard">
      <style:text-properties officeooo:rsid="000b1f45" officeooo:paragraph-rsid="000b1f45"/>
    </style:style>
    <style:style style:name="P10" style:family="paragraph" style:parent-style-name="Standard">
      <style:text-properties officeooo:rsid="000beae0" officeooo:paragraph-rsid="000beae0"/>
    </style:style>
    <style:style style:name="P11" style:family="paragraph" style:parent-style-name="Standard">
      <style:text-properties officeooo:rsid="000c04e9" officeooo:paragraph-rsid="000c04e9"/>
    </style:style>
    <style:style style:name="P12" style:family="paragraph" style:parent-style-name="Standard">
      <style:text-properties officeooo:rsid="000c04e9" officeooo:paragraph-rsid="000dff05"/>
    </style:style>
    <style:style style:name="P13" style:family="paragraph" style:parent-style-name="Standard">
      <style:text-properties officeooo:rsid="000dff05" officeooo:paragraph-rsid="000dff05"/>
    </style:style>
    <style:style style:name="P14" style:family="paragraph" style:parent-style-name="Standard">
      <style:text-properties officeooo:rsid="000dff05" officeooo:paragraph-rsid="0016cc9d"/>
    </style:style>
    <style:style style:name="P15" style:family="paragraph" style:parent-style-name="Standard">
      <style:text-properties officeooo:rsid="0013a7ad" officeooo:paragraph-rsid="0013a7ad"/>
    </style:style>
    <style:style style:name="P16" style:family="paragraph" style:parent-style-name="Standard">
      <style:text-properties officeooo:rsid="0013a7ad" officeooo:paragraph-rsid="0016cc9d"/>
    </style:style>
    <style:style style:name="P17" style:family="paragraph" style:parent-style-name="Standard">
      <style:text-properties officeooo:rsid="0014dbd8" officeooo:paragraph-rsid="0014dbd8"/>
    </style:style>
    <style:style style:name="P18" style:family="paragraph" style:parent-style-name="Standard">
      <style:text-properties officeooo:rsid="0014dbd8" officeooo:paragraph-rsid="0016cc9d"/>
    </style:style>
    <style:style style:name="P19" style:family="paragraph" style:parent-style-name="Standard">
      <style:text-properties fo:font-weight="normal" officeooo:rsid="000ac664" officeooo:paragraph-rsid="00165bcf" style:font-weight-asian="normal" style:font-weight-complex="normal"/>
    </style:style>
    <style:style style:name="P20" style:family="paragraph" style:parent-style-name="Standard">
      <style:text-properties fo:font-weight="normal" officeooo:rsid="000ac664" officeooo:paragraph-rsid="0016a9b6" style:font-weight-asian="normal" style:font-weight-complex="normal"/>
    </style:style>
    <style:style style:name="P21" style:family="paragraph" style:parent-style-name="Standard">
      <style:text-properties fo:font-weight="normal" officeooo:rsid="0016a9b6" officeooo:paragraph-rsid="0016a9b6" style:font-weight-asian="normal" style:font-weight-complex="normal"/>
    </style:style>
    <style:style style:name="P22" style:family="paragraph" style:parent-style-name="Standard">
      <style:text-properties fo:font-weight="normal" officeooo:rsid="0014dbd8" officeooo:paragraph-rsid="0014dbd8" style:font-weight-asian="normal" style:font-weight-complex="normal"/>
    </style:style>
    <style:style style:name="P23" style:family="paragraph" style:parent-style-name="Standard">
      <style:text-properties fo:font-weight="normal" officeooo:rsid="0014dbd8" officeooo:paragraph-rsid="0016cc9d" style:font-weight-asian="normal" style:font-weight-complex="normal"/>
    </style:style>
    <style:style style:name="P24" style:family="paragraph" style:parent-style-name="Standard">
      <style:text-properties officeooo:rsid="0016cc9d" officeooo:paragraph-rsid="0016cc9d"/>
    </style:style>
    <style:style style:name="P2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4dbd8" officeooo:paragraph-rsid="0014dbd8"/>
    </style:style>
    <style:style style:name="P26" style:family="paragraph" style:parent-style-name="Standard">
      <style:text-properties officeooo:rsid="0013a7ad" officeooo:paragraph-rsid="0018e423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3a7a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0b1f45" style:font-size-asian="16pt" style:font-weight-asian="bold" style:font-size-complex="16pt" style:font-weight-complex="bold"/>
    </style:style>
    <style:style style:name="T4" style:family="text">
      <style:text-properties officeooo:rsid="000beae0"/>
    </style:style>
    <style:style style:name="T5" style:family="text">
      <style:text-properties officeooo:rsid="000dff05"/>
    </style:style>
    <style:style style:name="T6" style:family="text">
      <style:text-properties officeooo:rsid="0013a7ad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4dbd8"/>
    </style:style>
    <style:style style:name="T9" style:family="text">
      <style:text-properties style:text-position="super 58%"/>
    </style:style>
    <style:style style:name="T10" style:family="text">
      <style:text-properties officeooo:rsid="00165bcf"/>
    </style:style>
    <style:style style:name="T11" style:family="text">
      <style:text-properties officeooo:rsid="0016a9b6"/>
    </style:style>
    <style:style style:name="T12" style:family="text">
      <style:text-properties officeooo:rsid="0016cc9d"/>
    </style:style>
    <style:style style:name="T13" style:family="text">
      <style:text-properties officeooo:rsid="0018041d"/>
    </style:style>
    <style:style style:name="T14" style:family="text">
      <style:text-properties officeooo:rsid="0018e4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28"/><text:span text:style-name="T1"><text:s/></text:span><text:span text:style-name="T2">Collecting of </text:span><text:span text:style-name="T3">RAM DUMPS in f30c</text:span></text:p>
      <text:p text:style-name="P1"/>
      <text:p text:style-name="P9">1. <text:span text:style-name="T4">How to enable changes in source code .</text:span></text:p>
      <text:p text:style-name="P10">2. How collect dumps through QPST.</text:p>
      <text:p text:style-name="P10">3. How analysis the dump with respect to different crashes</text:p>
      <text:p text:style-name="P10"/>
      <text:p text:style-name="P8">Enable changes in source code</text:p>
      <text:p text:style-name="P8"/>
      <text:p text:style-name="P6">1<text:span text:style-name="T9">st</text:span> level changes </text:p>
      <text:p text:style-name="P4">Steps: </text:p>
      <text:p text:style-name="P11"><text:span text:style-name="T5">1. </text:span>check wheather CONFIG_MSM_DLOAD_MODE is enbled in source </text:p>
      <text:p text:style-name="P12"><text:span text:style-name="T5"><text:s text:c="3"/></text:span>It should be enabled in <text:s/><text:span text:style-name="T5">LINUX/android/kernel/arch/arm/configs/msm8909_defconfig.c </text:span></text:p>
      <text:p text:style-name="P13"><text:s text:c="3"/>This file <text:s/>msm8909_defconfig.c is called in qcom/msm8909_512/AndroidBoard.mk hence</text:p>
      <text:p text:style-name="P13"><text:s text:c="5"/>changes are made here . </text:p>
      <text:p text:style-name="P13"/>
      <text:p text:style-name="P13"><text:s text:c="7"/><text:span text:style-name="T13">Also set CONFIG DEVMEM =y in both files to get the serial number.</text:span></text:p>
      <text:p text:style-name="P13"/>
      <text:p text:style-name="P15">2. Identify the device serial number by giving following commands</text:p>
      <text:p text:style-name="P15"><text:s text:c="3"/>adb devices</text:p>
      <text:p text:style-name="P15"><text:s text:c="2"/>adb root <text:s/></text:p>
      <text:p text:style-name="P15"><text:s text:c="2"/>adb remount </text:p>
      <text:p text:style-name="P15"><text:s text:c="2"/>adb shell /system/bin/r 0x00058008</text:p>
      <text:p text:style-name="P15"><text:s text:c="2"/>you will get 8digit serial number of device.</text:p>
      <text:p text:style-name="P15"><text:s/></text:p>
      <text:p text:style-name="P15">3. <text:s/>Apply the following changes for adding serial number</text:p>
      <text:p text:style-name="P15"/>
      <text:p text:style-name="P15">goto <text:s text:c="7"/>/common/tools/sectools/config/8909/8909/8909_secimage.xml</text:p>
      <text:p text:style-name="P15"/>
      <text:p text:style-name="P15">- <text:s text:c="2"/>&lt;debug&gt;0x0000000000000003&lt;/debug&gt;</text:p>
      <text:p text:style-name="P15">+ <text:s/>&lt;debug&gt;0x<text:span text:style-name="T7">10813638</text:span>00000003&lt;/debug&gt;</text:p>
      <text:p text:style-name="P15">here 10813638 is serial number </text:p>
      <text:p text:style-name="P15"/>
      <text:p text:style-name="P15">-&lt;crash_dump&gt;0x0ec5240c00000001&lt;/crash_dump&gt;</text:p>
      <text:p text:style-name="P15">+&lt;crash_dump&gt;0x<text:span text:style-name="T7">10813638</text:span>00000001&lt;/crash_dump&gt;</text:p>
      <text:p text:style-name="P26"><text:s/></text:p>
      <text:p text:style-name="P26"/>
      <text:p text:style-name="P26"><text:span text:style-name="T14">check </text:span><text:s/><text:span text:style-name="T14">static int download_mode = 1; in kernel/drivers/power/reset/msm-poweroff.c it should be enabled.</text:span></text:p>
      <text:p text:style-name="P26"><text:s/></text:p>
      <text:p text:style-name="P15"/>
      <text:p text:style-name="P15">4. now build the code as per build process</text:p>
      <text:p text:style-name="P15"/>
      <text:p text:style-name="P13"><text:span text:style-name="T6">5</text:span>. After build sucessfully <text:span text:style-name="T6">flash the code using Qfil Flat build.</text:span></text:p>
      <text:p text:style-name="P13"/>
      <text:p text:style-name="P17">6. reboot the device after sucessfull flashing</text:p>
      <text:p text:style-name="P17"/>
      <text:p text:style-name="P6">Crashing Device:</text:p>
      <text:p text:style-name="P6"/>
      <text:p text:style-name="P22">1. check in <text:s/>Qpst device com port enabled or not <text:s/>and phone active state . Confirm that it should be</text:p>
      <text:p text:style-name="P22"><text:s text:c="5"/>enabled with portnumber and phone status should show msm8905 <text:s/></text:p>
      <text:p text:style-name="P6"><text:s/></text:p>
      <text:p text:style-name="P17">2. Now give the following commands to crash the device</text:p>
      <text:p text:style-name="P17"><text:soft-page-break/><text:s text:c="4"/>adb devices </text:p>
      <text:p text:style-name="P17"><text:s text:c="4"/>adb root</text:p>
      <text:p text:style-name="P17"><text:s text:c="4"/>adb remount </text:p>
      <text:p text:style-name="P17"><text:s text:c="4"/>adb shell</text:p>
      <text:p text:style-name="P17"><text:s text:c="4"/>echo c &gt; /proc/sysrq-trigger</text:p>
      <text:p text:style-name="P17"/>
      <text:p text:style-name="P17">2. now the device should go into the crash state .</text:p>
      <text:p text:style-name="P17"/>
      <text:p text:style-name="P6">Observation </text:p>
      <text:p text:style-name="P22">After giving crash command the devices is restarting insted of moving into crash state </text:p>
      <text:p text:style-name="P25"/>
      <text:p text:style-name="P25"/>
      <text:p text:style-name="P6"/>
      <text:p text:style-name="P6"/>
      <text:p text:style-name="P6"/>
      <text:p text:style-name="P6">2nd level changes </text:p>
      <text:p text:style-name="P5"/>
      <text:p text:style-name="P19"><text:span text:style-name="T8">1. </text:span><text:s text:c="2"/><text:span text:style-name="T10">goto android/device/qcom/common/rootdir/etc/init.qcom.ssr.sh</text:span></text:p>
      <text:p text:style-name="P19"><text:s text:c="3"/><text:span text:style-name="T10">apply following changes </text:span></text:p>
      <text:p text:style-name="P19"/>
      <text:p text:style-name="P20"><text:s text:c="8"/><text:span text:style-name="T11">if [ $((subsys_mask &amp; 2)) == 2 ]; then </text:span></text:p>
      <text:p text:style-name="P21">- echo "related" &gt; /sys/bus/msm_subsys/devices/subsys0/restart_level</text:p>
      <text:p text:style-name="P21">+echo "system" &gt; /sys/bus/msm_subsys/devices/subsys0/restart_level</text:p>
      <text:p text:style-name="P21"/>
      <text:p text:style-name="P16"/>
      <text:p text:style-name="P16"><text:span text:style-name="T12">2</text:span>. now build the code as per build process</text:p>
      <text:p text:style-name="P16"/>
      <text:p text:style-name="P14"><text:span text:style-name="T12">3</text:span>. After build suc<text:span text:style-name="T12">c</text:span>essfully <text:span text:style-name="T6">flash the code using Qfil Flat build.</text:span></text:p>
      <text:p text:style-name="P14"/>
      <text:p text:style-name="P23"><text:span text:style-name="T12">4</text:span>. reboot the device after sucessfull flashing</text:p>
      <text:p text:style-name="P23"/>
      <text:p text:style-name="P7">Crashing Device:</text:p>
      <text:p text:style-name="P7"/>
      <text:p text:style-name="P23">1. check in <text:s/>Qpst device com port enabled or not <text:s/>and phone active state . Confirm that it should be</text:p>
      <text:p text:style-name="P23"><text:s text:c="5"/>enabled with port number and phone status should show msm8905 <text:s/></text:p>
      <text:p text:style-name="P7"><text:s/></text:p>
      <text:p text:style-name="P18">2. Now give the following commands to crash the device</text:p>
      <text:p text:style-name="P18"><text:s text:c="4"/>adb devices </text:p>
      <text:p text:style-name="P18"><text:s text:c="4"/>adb root</text:p>
      <text:p text:style-name="P18"><text:s text:c="4"/>adb shell</text:p>
      <text:p text:style-name="P18"><text:s text:c="4"/><text:span text:style-name="T12">echo 1 &gt; /sys/module/msm_poweroff/parameters/download_mode</text:span></text:p>
      <text:p text:style-name="P18"><text:s text:c="4"/>echo c &gt; /proc/sysrq-trigger</text:p>
      <text:p text:style-name="P18"/>
      <text:p text:style-name="P18"><text:span text:style-name="T12">3</text:span>. now the device should go into the crash state.</text:p>
      <text:p text:style-name="P18"/>
      <text:p text:style-name="P24">4. Whenever the device crashes, your device will go into Ramdump mode (900E). </text:p>
      <text:p text:style-name="P24"/>
      <text:p text:style-name="P24">5. In QPST, you will see a green color indicator which means that your dumps are downloading. </text:p>
      <text:p text:style-name="P24">Then just navigate through HELP→ Open Log file directory → Sahara </text:p>
      <text:p text:style-name="P24">You can find the dumps under the same PORT_COM folder.</text:p>
      <text:p text:style-name="P18"/>
      <text:p text:style-name="P7">Observation </text:p>
      <text:p text:style-name="P23"><text:soft-page-break/>After giving crash command the device <text:span text:style-name="T12">moving into crash state.</text:span></text:p>
      <text:p text:style-name="P2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1:23:48.792088761</meta:creation-date>
    <dc:date>2020-03-02T17:13:50.445357563</dc:date>
    <meta:editing-duration>PT1H55M9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3" meta:paragraph-count="71" meta:word-count="430" meta:character-count="3050" meta:non-whitespace-character-count="2517"/>
  </office:meta>
</office:document-meta>
</file>